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6240277777778cm"/>
    </style:style>
    <style:style style:name="co3" style:family="table-column">
      <style:table-column-properties fo:break-before="auto" style:column-width="4.81541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No</text:p>
          </table:table-cell>
          <table:table-cell office:value-type="string" table:style-name="ce1">
            <text:p>Test Name</text:p>
          </table:table-cell>
          <table:table-cell office:value-type="string" table:style-name="ce1">
            <text:p>Resul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Home Page Tes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Verify Page Titl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About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Contact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Register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Login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Find Out More Page<text:s/></text:p>
          </table:table-cell>
          <table:table-cell office:value-type="string" table:style-name="ce1">
            <text:p>fai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Buy Energy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Sell Energy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Learn More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Abou Pag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Verify the Page Header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avigate to Find Out More about Us</text:p>
          </table:table-cell>
          <table:table-cell office:value-type="string" table:style-name="ce1">
            <text:p>Fail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ontact Pag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erify The Page Header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the Error image displayed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Register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User can Register Successfully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<text:s/>Invalid Password Mess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Login Pag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erify User Can Login successfully</text:p>
          </table:table-cell>
          <table:table-cell office:value-type="string" table:style-name="ce1">
            <text:p><text:s/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Invalid Email mess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User Can Register from Login P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uy Energy Pag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erify the Page Header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User Can Buy Energy- Gas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User Can Buy Energy- Electricity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User Can Buy - Oil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The Reset Button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the Back to Home Page Link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ell Energy Page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the page Header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ify the Maintainence image</text:p>
          </table:table-cell>
          <table:table-cell office:value-type="string" table:style-name="ce1">
            <text:p>Pass</text:p>
          </table:table-cell>
          <table:table-cell table:number-columns-repeated="1638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Roopa S</meta:initial-creator>
    <dc:creator>Roopa S</dc:creator>
    <meta:creation-date>2023-04-22T09:56:33Z</meta:creation-date>
    <dc:date>2023-04-22T11:44:41Z</dc:date>
    <meta:editing-duration>PT0S</meta:editing-duration>
  </office:meta>
</office:document-meta>
</file>